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50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7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7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50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50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50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50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50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de Sistemas Jr - Presidente Prudente (%)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0"/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38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50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50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50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50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50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8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nesp (%)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0"/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38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50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50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50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50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50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6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9:43:47.7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9-27T06:30:35.980000000</dc:date>
    <meta:generator>LibreOffice/6.1.4.2$Windows_X86_64 LibreOffice_project/9d0f32d1f0b509096fd65e0d4bec26ddd1938fd3</meta:generator>
    <meta:editing-duration>PT10H31M1S</meta:editing-duration>
    <meta:editing-cycles>2</meta:editing-cycles>
    <meta:document-statistic meta:table-count="3" meta:cell-count="2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